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848cm" svg:height="4.935cm" svg:x="3.031cm" svg:y="3.1cm" svg:viewBox="0 0 3849 4936" svg:d="M1825 4205c668-48 1113-266 1451-533 187-180 600 348 477 481-280 302-626 640-1839 771-1212 131-2169-858-1853-2296s1322-2472 2185-2606 1452 368 1599 824c57 179-540 843-669 513-358-961-1311-694-1784-180-474 513-729 1071-762 1751-33 681 528 1324 1195 1275z">
          <text:p/>
        </draw:path>
        <draw:path draw:style-name="gr2" draw:text-style-name="P1" draw:layer="layout" svg:width="0.903cm" svg:height="0.66cm" draw:transform="skewX (0.00122173047639607) rotate (-2.15652882376419) translate (7.009706971542cm 4.0041954926458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0.902cm" svg:height="0.661cm" draw:transform="skewX (0.001221730476396) rotate (-2.1556561591382) translate (7.0944573185944cm 6.7854624998279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2.047cm" svg:height="0.682cm" draw:transform="rotate (-2.12162223872431) translate (4.96770021740765cm 6.959092994398cm)" svg:viewBox="0 0 2048 683" svg:d="M27 645c505 36 1576 51 1938 24 131 3 115-643-112-652-653 88-1192 71-1613-17-123-18-311 632-213 645z">
          <text:p/>
        </draw:path>
        <draw:path draw:style-name="gr2" draw:text-style-name="P1" draw:layer="layout" svg:width="0.902cm" svg:height="0.661cm" draw:transform="rotate (-2.15687788961459) translate (4.178624478732cm 8.2599614417958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skewX (0.001221730476396) rotate (-2.1556561591382) translate (5.18745731859401cm 6.659462499828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21:40:10.014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